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2A495D63D55CF3E77B2.png" manifest:media-type="image/png"/>
  <manifest:file-entry manifest:full-path="Pictures/100000010000050000000423C0730AF24F13076C.png" manifest:media-type="image/png"/>
  <manifest:file-entry manifest:full-path="Pictures/1000000100000500000004EB636302FA1178C5E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.238cm" svg:y="1.561cm" svg:width="17cm" svg:height="16.72cm" draw:z-index="1"><draw:image xlink:href="Pictures/1000000100000500000004EB636302FA1178C5E4.png" xlink:type="simple" xlink:show="embed" xlink:actuate="onLoad" draw:mime-type="image/png"/></draw:frame></text:p>
      <text:p text:style-name="P1"><draw:frame draw:style-name="fr1" draw:name="Image2" text:anchor-type="char" svg:x="-0.053cm" svg:y="0.143cm" svg:width="17cm" svg:height="14.063cm" draw:z-index="0"><draw:image xlink:href="Pictures/100000010000050000000423C0730AF24F13076C.png" xlink:type="simple" xlink:show="embed" xlink:actuate="onLoad" draw:mime-type="image/png"/></draw:frame></text:p>
      <text:p text:style-name="P1"><draw:frame draw:style-name="fr1" draw:name="Image1" text:anchor-type="char" svg:x="0.279cm" svg:y="0.321cm" svg:width="17cm" svg:height="8.978cm" draw:z-index="2"><draw:image xlink:href="Pictures/1000000100000500000002A495D63D55CF3E77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d" fo:country="ID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9:45:48.783750598</meta:creation-date>
    <dc:date>2023-04-07T19:50:32.348974507</dc:date>
    <meta:editing-duration>PT4M44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4.5.1$Linux_X86_64 LibreOffice_project/40$Build-1</meta:generator>
  </office:meta>
</office:document-meta>
</file>